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18a01" style:font-weight-asian="bold" style:font-weight-complex="bold"/>
    </style:style>
    <style:style style:name="T7" style:family="text">
      <style:text-properties officeooo:rsid="000f2ca8"/>
    </style:style>
    <style:style style:name="T8" style:family="text">
      <style:text-properties style:font-name="OpenSymbol" style:font-name-asian="OpenSymbol" style:font-name-complex="OpenSymbol"/>
    </style:style>
    <style:style style:name="T9" style:family="text">
      <style:text-properties style:font-name="OpenSymbol" officeooo:rsid="000f2ca8" style:font-name-asian="OpenSymbol" style:font-name-complex="OpenSymbol"/>
    </style:style>
    <style:style style:name="T10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1" style:family="text">
      <style:text-properties style:font-name-asian="OpenSymbol" style:font-name-complex="OpenSymbol"/>
    </style:style>
    <style:style style:name="T12" style:family="text">
      <style:text-properties officeooo:rsid="00181810"/>
    </style:style>
    <style:style style:name="T13" style:family="text">
      <style:text-properties officeooo:rsid="001b8bbf"/>
    </style:style>
    <style:style style:name="T14" style:family="text">
      <style:text-properties officeooo:rsid="0020405e"/>
    </style:style>
    <style:style style:name="T15" style:family="text">
      <style:text-properties officeooo:rsid="002a6135"/>
    </style:style>
    <style:style style:name="T16" style:family="text">
      <style:text-properties officeooo:rsid="002ba58d"/>
    </style:style>
    <style:style style:name="T17" style:family="text">
      <style:text-properties officeooo:rsid="002d73f0"/>
    </style:style>
    <style:style style:name="T18" style:family="text">
      <style:text-properties officeooo:rsid="002dcf77"/>
    </style:style>
    <style:style style:name="T19" style:family="text">
      <style:text-properties officeooo:rsid="002ddcf8"/>
    </style:style>
    <style:style style:name="T20" style:family="text">
      <style:text-properties officeooo:rsid="002e4b93"/>
    </style:style>
    <style:style style:name="T21" style:family="text">
      <style:text-properties officeooo:rsid="00301fa1"/>
    </style:style>
    <style:style style:name="T22" style:family="text">
      <style:text-properties officeooo:rsid="00318a01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  <text:p text:style-name="P17"><text:span text:style-name="T3">Test </text:span><text:span text:style-name="T4">du</text:span><text:span text:style-name="T5"> </text:span><text:span text:style-name="T6">brumisateur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0">☑</text:span><text:span text:style-name="T11"> <text:s/></text:span>intégration<text:span text:style-name="T10">☐</text:span> <text:s/>fonctionnel<text:span text:style-name="T10">☐</text:span></text:p>
            <text:p text:style-name="P5">Rédacteur : <text:span text:style-name="T16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6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8">du </text:span><text:span text:style-name="T22">brumisateur</text:span><text:span text:style-name="T18">.</text:span> on vérifie <text:span text:style-name="T19">qu’il peut </text:span><text:span text:style-name="T22">envoyer de l’eau </text:span>afin d’être sur qu’il <text:span text:style-name="T19">est utilisable.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<text:span text:style-name="T21">le code </text:span><text:span text:style-name="T22">pour gérer le brumisateur</text:span><text:span text:style-name="T17"> et </text:span><text:span text:style-name="T19">faire en sorte qu’il </text:span><text:span text:style-name="T22">envoie de l’eau.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20">le </text:span><text:span text:style-name="T22">brumisateur envoie de l’eau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3">c</text:span><text:span text:style-name="T12">ontexte et/ou l</text:span><text:span text:style-name="T7">ogiciels utilisés, </text:span><text:span text:style-name="T13">prérequis éventuels</text:span></text:p>
          </table:table-cell>
        </table:table-row>
      </table:table>
      <text:p text:style-name="P20">Test réalisé en connectant l’ESP32 <text:span text:style-name="T21">au </text:span><text:span text:style-name="T22">brumisateur</text:span><text:span text:style-name="T21"> pour </text:span><text:span text:style-name="T22">envoyer de l’eau</text:span><text:span text:style-name="T21">.</text:span>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7"><text:tab/></text:span>validation<text:span text:style-name="T7"> </text:span><text:span text:style-name="T9">☐</text:span><text:span text:style-name="T7"><text:tab/></text:span>non-validation<text:span text:style-name="T7"> </text:span><text:span text:style-name="T9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8">☐</text:span><text:tab/>majeure <text:span text:style-name="T8">☐</text:span></text:p>
          </table:table-cell>
        </table:table-row>
      </table:table>
      <text:p text:style-name="P14">Remarque<text:span text:style-name="T15">s</text:span> éventuelle<text:span text:style-name="T15">s</text:span>.</text:p>
      <text:p text:style-name="P10"/>
      <text:p text:style-name="P9"/>
      <text:p text:style-name="P9">Signature : (laiss<text:span text:style-name="T14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05:46.750319838</dc:date>
    <meta:editing-duration>PT11H42M18S</meta:editing-duration>
    <meta:editing-cycles>35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13" meta:character-count="738" meta:non-whitespace-character-count="636"/>
  </office:meta>
</office:document-meta>
</file>